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Faults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BMC (b+s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FO-p</text:p>
          </table:table-cell>
          <table:table-cell office:value-type="string" calcext:value-type="string">
            <text:p>SFO+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 </text:p>
          </table:table-cell>
          <table:table-cell table:number-columns-repeated="2"/>
          <table:table-cell office:value-type="string" calcext:value-type="string">
            <text:p>sav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daudio</text:p>
          </table:table-cell>
          <table:table-cell office:value-type="float" office:value="4" calcext:value-type="float">
            <text:p>4</text:p>
          </table:table-cell>
          <table:table-cell office:value-type="float" office:value="2102" calcext:value-type="float">
            <text:p>210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.04" calcext:value-type="float">
            <text:p>1.0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.095" calcext:value-type="float">
            <text:p>1.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ppy</text:p>
          </table:table-cell>
          <table:table-cell office:value-type="float" office:value="6" calcext:value-type="float">
            <text:p>6</text:p>
          </table:table-cell>
          <table:table-cell office:value-type="float" office:value="1080" calcext:value-type="float">
            <text:p>1080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0.355" calcext:value-type="float">
            <text:p>0.3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375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3.515" calcext:value-type="float">
            <text:p>3.5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.56" calcext:value-type="float">
            <text:p>3.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undu2</text:p>
          </table:table-cell>
          <table:table-cell office:value-type="float" office:value="3" calcext:value-type="float">
            <text:p>3</text:p>
          </table:table-cell>
          <table:table-cell office:value-type="float" office:value="534" calcext:value-type="float">
            <text:p>534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0.583" calcext:value-type="float">
            <text:p>0.5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.595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cas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196" calcext:value-type="float">
            <text:p>0.2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office:value-type="float" office:value="0.206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le57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169" calcext:value-type="float">
            <text:p>0.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184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le6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0.173" calcext:value-type="float">
            <text:p>0.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ge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.19" calcext:value-type="float">
            <text:p>2.1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.32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0.177" calcext:value-type="float">
            <text:p>0.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ternat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314" calcext:value-type="float">
            <text:p>0.3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.32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urek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.165" calcext:value-type="float">
            <text:p>0.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264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166" calcext:value-type="float">
            <text:p>0.1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0.167" calcext:value-type="float">
            <text:p>0.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sertio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.046" calcext:value-type="float">
            <text:p>1.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.28" calcext:value-type="float">
            <text:p>4.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style-name="ce1" table:formula="of:=SUM([.C2:.C14])/13" office:value-type="float" office:value="2.07692307692308" calcext:value-type="float">
            <text:p>2.08</text:p>
          </table:table-cell>
          <table:table-cell table:style-name="ce1" table:formula="of:=SUM([.D2:.D14])/13" office:value-type="float" office:value="420.846153846154" calcext:value-type="float">
            <text:p>420.85</text:p>
          </table:table-cell>
          <table:table-cell table:style-name="ce1" table:formula="of:=SUM([.E2:.E14])/13" office:value-type="float" office:value="17.2307692307692" calcext:value-type="float">
            <text:p>17.23</text:p>
          </table:table-cell>
          <table:table-cell table:style-name="ce1" table:formula="of:=SUM([.F2:.F14])/13" office:value-type="float" office:value="0.776076923076923" calcext:value-type="float">
            <text:p>0.78</text:p>
          </table:table-cell>
          <table:table-cell table:style-name="ce1" table:formula="of:=SUM([.G2:.G14])/13" office:value-type="float" office:value="16" calcext:value-type="float">
            <text:p>16.00</text:p>
          </table:table-cell>
          <table:table-cell table:style-name="ce1" table:formula="of:=SUM([.H2:.H14])/13" office:value-type="float" office:value="4.07692307692308" calcext:value-type="float">
            <text:p>4.08</text:p>
          </table:table-cell>
          <table:table-cell table:style-name="ce1" table:formula="of:=SUM([.I2:.I14])/13" office:value-type="float" office:value="1.05615384615385" calcext:value-type="float">
            <text:p>1.06</text:p>
          </table:table-cell>
          <table:table-cell table:style-name="ce1" table:formula="of:=SUM([.J2:.J14])/13" office:value-type="float" office:value="1.76923076923077" calcext:value-type="float">
            <text:p>1.77</text:p>
          </table:table-cell>
          <table:table-cell table:style-name="ce1" table:formula="of:=SUM([.K2:.K14])/13" office:value-type="float" office:value="5.46153846153846" calcext:value-type="float">
            <text:p>5.46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\#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SV-COMP</text:p>
          </table:table-cell>
          <table:table-cell office:value-type="string" calcext:value-type="string">
            <text:p>Faults</text:p>
          </table:table-cell>
          <table:table-cell office:value-type="string" calcext:value-type="string">
            <text:p>LO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daudio\_simpl1\_false-unreach-call\_true-valid-memsafety\_true-termination.cil.c}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102" calcext:value-type="float">
            <text:p>21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loppy\_simpl3\_false-unreach-call\_true-valid-memsafety\_true-termination.cil.c}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080" calcext:value-type="float">
            <text:p>10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3\_clnt\_1\_false-unreach-call.cil.c}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kundu2\_unsafe.cil.c}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534" calcext:value-type="float">
            <text:p>5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cas.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ule57\_ebda\_blast.c\_unsafe.cil.c}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ule60\_list2.c\_unsafe\_1.cil.c}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rge\_sort\_false-unreach-call\_false-valid-memcleanup.c}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byte\_add\_unsafe.c}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lternating\_list\_false-unreach-call\_false-valid-memcleanup.c}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ureka\_01\_unsafe.c}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tring\_unsafe.c}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insertion\_sort\_unsafe.c}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03:37.061813900</meta:creation-date>
    <dc:date>2017-10-12T07:59:34.386404456</dc:date>
    <meta:editing-duration>PT23H43M30S</meta:editing-duration>
    <meta:editing-cycles>26</meta:editing-cycles>
    <meta:generator>LibreOffice/5.1.6.2$Linux_X86_64 LibreOffice_project/10m0$Build-2</meta:generator>
    <meta:document-statistic meta:table-count="1" meta:cell-count="240" meta:object-count="0"/>
  </office:meta>
</office:document-meta>
</file>